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8in" svg:height="3.5429in" svg:x="1.8201in" svg:y="0.0185in">
            <draw:object draw:notify-on-update-of-ranges="results.A1:results.A10 results.B1:results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001311" calcext:value-type="float">
            <text:p>0.001311</text:p>
          </table:table-cell>
          <table:table-cell office:value-type="float" office:value="0.000318" calcext:value-type="float">
            <text:p>0.000318</text:p>
          </table:table-cell>
          <table:table-cell table:number-columns-repeated="2"/>
        </table:table-row>
        <table:table-row table:style-name="ro1">
          <table:table-cell office:value-type="float" office:value="0.002973" calcext:value-type="float">
            <text:p>0.002973</text:p>
          </table:table-cell>
          <table:table-cell office:value-type="float" office:value="0.000676" calcext:value-type="float">
            <text:p>0.000676</text:p>
          </table:table-cell>
          <table:table-cell table:number-columns-repeated="2"/>
        </table:table-row>
        <table:table-row table:style-name="ro1">
          <table:table-cell office:value-type="float" office:value="0.004947" calcext:value-type="float">
            <text:p>0.004947</text:p>
          </table:table-cell>
          <table:table-cell office:value-type="float" office:value="0.001011" calcext:value-type="float">
            <text:p>0.001011</text:p>
          </table:table-cell>
          <table:table-cell table:number-columns-repeated="2"/>
        </table:table-row>
        <table:table-row table:style-name="ro1">
          <table:table-cell office:value-type="float" office:value="0.007578" calcext:value-type="float">
            <text:p>0.007578</text:p>
          </table:table-cell>
          <table:table-cell office:value-type="float" office:value="0.001417" calcext:value-type="float">
            <text:p>0.001417</text:p>
          </table:table-cell>
          <table:table-cell table:number-columns-repeated="2"/>
        </table:table-row>
        <table:table-row table:style-name="ro1">
          <table:table-cell office:value-type="float" office:value="0.010258" calcext:value-type="float">
            <text:p>0.010258</text:p>
          </table:table-cell>
          <table:table-cell office:value-type="float" office:value="0.001762" calcext:value-type="float">
            <text:p>0.001762</text:p>
          </table:table-cell>
          <table:table-cell table:number-columns-repeated="2"/>
        </table:table-row>
        <table:table-row table:style-name="ro1">
          <table:table-cell office:value-type="float" office:value="0.013578" calcext:value-type="float">
            <text:p>0.013578</text:p>
          </table:table-cell>
          <table:table-cell office:value-type="float" office:value="0.002106" calcext:value-type="float">
            <text:p>0.002106</text:p>
          </table:table-cell>
          <table:table-cell table:number-columns-repeated="2"/>
        </table:table-row>
        <table:table-row table:style-name="ro1">
          <table:table-cell office:value-type="float" office:value="0.017456" calcext:value-type="float">
            <text:p>0.017456</text:p>
          </table:table-cell>
          <table:table-cell office:value-type="float" office:value="0.002576" calcext:value-type="float">
            <text:p>0.002576</text:p>
          </table:table-cell>
          <table:table-cell table:number-columns-repeated="2"/>
        </table:table-row>
        <table:table-row table:style-name="ro1">
          <table:table-cell office:value-type="float" office:value="0.020946" calcext:value-type="float">
            <text:p>0.020946</text:p>
          </table:table-cell>
          <table:table-cell office:value-type="float" office:value="0.002911" calcext:value-type="float">
            <text:p>0.002911</text:p>
          </table:table-cell>
          <table:table-cell table:number-columns-repeated="2"/>
        </table:table-row>
        <table:table-row table:style-name="ro1">
          <table:table-cell office:value-type="float" office:value="0.025624" calcext:value-type="float">
            <text:p>0.025624</text:p>
          </table:table-cell>
          <table:table-cell office:value-type="float" office:value="0.003241" calcext:value-type="float">
            <text:p>0.003241</text:p>
          </table:table-cell>
          <table:table-cell table:number-columns-repeated="2"/>
        </table:table-row>
        <table:table-row table:style-name="ro1">
          <table:table-cell office:value-type="float" office:value="0.031047" calcext:value-type="float">
            <text:p>0.031047</text:p>
          </table:table-cell>
          <table:table-cell office:value-type="float" office:value="0.003629" calcext:value-type="float">
            <text:p>0.003629</text:p>
          </table:table-cell>
          <table:table-cell table:number-columns-repeated="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Merge_sort column A</text:p>
          </table:table-cell>
          <table:covered-table-cell/>
          <table:table-cell table:style-name="ce1" office:value-type="string" calcext:value-type="string" table:number-columns-spanned="2" table:number-rows-spanned="3">
            <text:p>Q_sort column B</text:p>
          </table:table-cell>
          <table:covered-table-cell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9T23:17:46.682118445</dc:date>
    <meta:editing-duration>PT5M30S</meta:editing-duration>
    <meta:editing-cycles>1</meta:editing-cycles>
    <meta:document-statistic meta:table-count="1" meta:cell-count="22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results.A1:results.B10" svg:x="0.348cm" svg:y="0.365cm" svg:width="12.507cm" svg:height="8.639cm">
          <chartooo:coordinate-region svg:x="1.446cm" svg:y="0.565cm" svg:width="11.222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A1:results.A10" chart:class="chart:line">
            <chart:data-point chart:repeated="10"/>
          </chart:series>
          <chart:series chart:style-name="ch7" chart:values-cell-range-address="results.B1:results.B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311">
                <text:p>0.001311</text:p>
                <draw:g>
                  <svg:desc>results.A1:results.A10</svg:desc>
                </draw:g>
              </table:table-cell>
              <table:table-cell office:value-type="float" office:value="0.000318">
                <text:p>0.000318</text:p>
                <draw:g>
                  <svg:desc>results.B1:results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73">
                <text:p>0.002973</text:p>
              </table:table-cell>
              <table:table-cell office:value-type="float" office:value="0.000676">
                <text:p>0.000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7">
                <text:p>0.004947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78">
                <text:p>0.007578</text:p>
              </table:table-cell>
              <table:table-cell office:value-type="float" office:value="0.001417">
                <text:p>0.001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258">
                <text:p>0.010258</text:p>
              </table:table-cell>
              <table:table-cell office:value-type="float" office:value="0.001762">
                <text:p>0.001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578">
                <text:p>0.013578</text:p>
              </table:table-cell>
              <table:table-cell office:value-type="float" office:value="0.002106">
                <text:p>0.002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7456">
                <text:p>0.017456</text:p>
              </table:table-cell>
              <table:table-cell office:value-type="float" office:value="0.002576">
                <text:p>0.002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946">
                <text:p>0.020946</text:p>
              </table:table-cell>
              <table:table-cell office:value-type="float" office:value="0.002911">
                <text:p>0.002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24">
                <text:p>0.025624</text:p>
              </table:table-cell>
              <table:table-cell office:value-type="float" office:value="0.003241">
                <text:p>0.003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047">
                <text:p>0.031047</text:p>
              </table:table-cell>
              <table:table-cell office:value-type="float" office:value="0.003629">
                <text:p>0.003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